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13" table:default-cell-style-name="Default"/>
        <table:table-row table:style-name="ro1">
          <table:table-cell>
            <draw:frame table:end-cell-address="Sheet1.Q35" table:end-x="0.306cm" table:end-y="0.327cm" draw:z-index="0" draw:style-name="gr1" draw:text-style-name="P1" svg:width="36.324cm" svg:height="15.568cm" svg:x="0.112cm" svg:y="0.133cm">
              <draw:object draw:notify-on-update-of-ranges="Sheet1.I2:Sheet1.I8 Sheet1.J1:Sheet1.J1 Sheet1.J2:Sheet1.J8 Sheet1.K1:Sheet1.K1 Sheet1.K2:Sheet1.K8 Sheet1.L1:Sheet1.L1 Sheet1.L2:Sheet1.L8 Sheet1.M1:Sheet1.M1 Sheet1.M2:Sheet1.M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office:value-type="string">
            <text:p>1000 x 16</text:p>
          </table:table-cell>
          <table:table-cell office:value-type="string">
            <text:p>CUDA Matrix Multiply</text:p>
          </table:table-cell>
          <table:table-cell office:value-type="string">
            <text:p>OpenCL Matrix Multiply</text:p>
          </table:table-cell>
          <table:table-cell office:value-type="string">
            <text:p>CUDA Shared Memory</text:p>
          </table:table-cell>
          <table:table-cell office:value-type="string">
            <text:p>OpenCL Shared Memory</text:p>
          </table:table-cell>
          <table:table-cell table:number-columns-repeated="3"/>
          <table:table-cell office:value-type="string">
            <text:p>CUDA Matrix Multiply</text:p>
          </table:table-cell>
          <table:table-cell office:value-type="string">
            <text:p>OpenCL Matrix Multiply</text:p>
          </table:table-cell>
          <table:table-cell office:value-type="string">
            <text:p>CUDA Shared Memory</text:p>
          </table:table-cell>
          <table:table-cell office:value-type="string">
            <text:p>OpenCL Shared Memory</text:p>
          </table:table-cell>
        </table:table-row>
        <table:table-row table:style-name="ro2">
          <table:table-cell/>
          <table:table-cell office:value-type="string">
            <text:p>Tesla</text:p>
          </table:table-cell>
          <table:table-cell office:value-type="float" office:value="0.043">
            <text:p>0.043</text:p>
          </table:table-cell>
          <table:table-cell office:value-type="float" office:value="0.032">
            <text:p>0.032</text:p>
          </table:table-cell>
          <table:table-cell office:value-type="float" office:value="0.013">
            <text:p>0.013</text:p>
          </table:table-cell>
          <table:table-cell office:value-type="float" office:value="0.018">
            <text:p>0.018</text:p>
          </table:table-cell>
          <table:table-cell/>
          <table:table-cell office:value-type="string">
            <text:p>Tesla</text:p>
          </table:table-cell>
          <table:table-cell office:value-type="float" office:value="1000">
            <text:p>1000</text:p>
          </table:table-cell>
          <table:table-cell office:value-type="float" office:value="0.043">
            <text:p>0.043</text:p>
          </table:table-cell>
          <table:table-cell office:value-type="float" office:value="0.0324">
            <text:p>0.0324</text:p>
          </table:table-cell>
          <table:table-cell office:value-type="float" office:value="0.0122">
            <text:p>0.0122</text:p>
          </table:table-cell>
          <table:table-cell office:value-type="float" office:value="0.0193">
            <text:p>0.0193</text:p>
          </table:table-cell>
        </table:table-row>
        <table:table-row table:style-name="ro2">
          <table:table-cell table:number-columns-repeated="2"/>
          <table:table-cell office:value-type="float" office:value="0.043">
            <text:p>0.043</text:p>
          </table:table-cell>
          <table:table-cell office:value-type="float" office:value="0.033">
            <text:p>0.033</text:p>
          </table:table-cell>
          <table:table-cell office:value-type="float" office:value="0.012">
            <text:p>0.012</text:p>
          </table:table-cell>
          <table:table-cell office:value-type="float" office:value="0.02">
            <text:p>0.02</text:p>
          </table:table-cell>
          <table:table-cell table:number-columns-repeated="2"/>
          <table:table-cell office:value-type="float" office:value="2000">
            <text:p>2000</text:p>
          </table:table-cell>
          <table:table-cell office:value-type="float" office:value="0.2634">
            <text:p>0.2634</text:p>
          </table:table-cell>
          <table:table-cell office:value-type="float" office:value="0.1991">
            <text:p>0.1991</text:p>
          </table:table-cell>
          <table:table-cell office:value-type="float" office:value="0.0885">
            <text:p>0.0885</text:p>
          </table:table-cell>
          <table:table-cell office:value-type="float" office:value="0.1119">
            <text:p>0.1119</text:p>
          </table:table-cell>
        </table:table-row>
        <table:table-row table:style-name="ro2">
          <table:table-cell table:number-columns-repeated="2"/>
          <table:table-cell office:value-type="float" office:value="0.043">
            <text:p>0.043</text:p>
          </table:table-cell>
          <table:table-cell office:value-type="float" office:value="0.033">
            <text:p>0.033</text:p>
          </table:table-cell>
          <table:table-cell office:value-type="float" office:value="0.012">
            <text:p>0.012</text:p>
          </table:table-cell>
          <table:table-cell office:value-type="float" office:value="0.019">
            <text:p>0.019</text:p>
          </table:table-cell>
          <table:table-cell table:number-columns-repeated="2"/>
          <table:table-cell office:value-type="float" office:value="3000">
            <text:p>3000</text:p>
          </table:table-cell>
          <table:table-cell office:value-type="float" office:value="1.1478">
            <text:p>1.1478</text:p>
          </table:table-cell>
          <table:table-cell office:value-type="float" office:value="0.9542">
            <text:p>0.9542</text:p>
          </table:table-cell>
          <table:table-cell office:value-type="float" office:value="0.3195">
            <text:p>0.3195</text:p>
          </table:table-cell>
          <table:table-cell office:value-type="float" office:value="0.3601">
            <text:p>0.3601</text:p>
          </table:table-cell>
        </table:table-row>
        <table:table-row table:style-name="ro2">
          <table:table-cell table:number-columns-repeated="2"/>
          <table:table-cell office:value-type="float" office:value="0.043">
            <text:p>0.043</text:p>
          </table:table-cell>
          <table:table-cell office:value-type="float" office:value="0.032">
            <text:p>0.032</text:p>
          </table:table-cell>
          <table:table-cell office:value-type="float" office:value="0.012">
            <text:p>0.012</text:p>
          </table:table-cell>
          <table:table-cell office:value-type="float" office:value="0.02">
            <text:p>0.02</text:p>
          </table:table-cell>
          <table:table-cell table:number-columns-repeated="2"/>
          <table:table-cell office:value-type="float" office:value="4000">
            <text:p>4000</text:p>
          </table:table-cell>
          <table:table-cell office:value-type="float" office:value="2.1075">
            <text:p>2.1075</text:p>
          </table:table-cell>
          <table:table-cell office:value-type="float" office:value="1.8336">
            <text:p>1.8336</text:p>
          </table:table-cell>
          <table:table-cell office:value-type="float" office:value="0.7067">
            <text:p>0.7067</text:p>
          </table:table-cell>
          <table:table-cell office:value-type="float" office:value="0.7856">
            <text:p>0.7856</text:p>
          </table:table-cell>
        </table:table-row>
        <table:table-row table:style-name="ro2">
          <table:table-cell table:number-columns-repeated="2"/>
          <table:table-cell office:value-type="float" office:value="0.043">
            <text:p>0.043</text:p>
          </table:table-cell>
          <table:table-cell office:value-type="float" office:value="0.033">
            <text:p>0.033</text:p>
          </table:table-cell>
          <table:table-cell office:value-type="float" office:value="0.012">
            <text:p>0.012</text:p>
          </table:table-cell>
          <table:table-cell office:value-type="float" office:value="0.02">
            <text:p>0.02</text:p>
          </table:table-cell>
          <table:table-cell table:number-columns-repeated="2"/>
          <table:table-cell office:value-type="float" office:value="6000">
            <text:p>6000</text:p>
          </table:table-cell>
          <table:table-cell office:value-type="float" office:value="7.1527">
            <text:p>7.1527</text:p>
          </table:table-cell>
          <table:table-cell office:value-type="float" office:value="7.4046">
            <text:p>7.4046</text:p>
          </table:table-cell>
          <table:table-cell office:value-type="float" office:value="2.383">
            <text:p>2.383</text:p>
          </table:table-cell>
          <table:table-cell office:value-type="float" office:value="2.5379">
            <text:p>2.5379</text:p>
          </table:table-cell>
        </table:table-row>
        <table:table-row table:style-name="ro2">
          <table:table-cell table:number-columns-repeated="2"/>
          <table:table-cell office:value-type="float" office:value="0.043">
            <text:p>0.043</text:p>
          </table:table-cell>
          <table:table-cell office:value-type="float" office:value="0.033">
            <text:p>0.033</text:p>
          </table:table-cell>
          <table:table-cell office:value-type="float" office:value="0.012">
            <text:p>0.012</text:p>
          </table:table-cell>
          <table:table-cell office:value-type="float" office:value="0.02">
            <text:p>0.02</text:p>
          </table:table-cell>
          <table:table-cell table:number-columns-repeated="2"/>
          <table:table-cell office:value-type="float" office:value="8000">
            <text:p>8000</text:p>
          </table:table-cell>
          <table:table-cell office:value-type="float" office:value="17.2594003">
            <text:p>17.2594003</text:p>
          </table:table-cell>
          <table:table-cell office:value-type="float" office:value="20.6427003">
            <text:p>20.6427003</text:p>
          </table:table-cell>
          <table:table-cell office:value-type="float" office:value="5.6686">
            <text:p>5.6686</text:p>
          </table:table-cell>
          <table:table-cell office:value-type="float" office:value="5.932">
            <text:p>5.932</text:p>
          </table:table-cell>
        </table:table-row>
        <table:table-row table:style-name="ro2">
          <table:table-cell table:number-columns-repeated="2"/>
          <table:table-cell office:value-type="float" office:value="0.043">
            <text:p>0.043</text:p>
          </table:table-cell>
          <table:table-cell office:value-type="float" office:value="0.032">
            <text:p>0.032</text:p>
          </table:table-cell>
          <table:table-cell office:value-type="float" office:value="0.012">
            <text:p>0.012</text:p>
          </table:table-cell>
          <table:table-cell office:value-type="float" office:value="0.019">
            <text:p>0.019</text:p>
          </table:table-cell>
          <table:table-cell table:number-columns-repeated="2"/>
          <table:table-cell office:value-type="float" office:value="10000">
            <text:p>10000</text:p>
          </table:table-cell>
          <table:table-cell office:value-type="float" office:value="33.5093003">
            <text:p>33.5093003</text:p>
          </table:table-cell>
          <table:table-cell office:value-type="float" office:value="41.4263">
            <text:p>41.4263</text:p>
          </table:table-cell>
          <table:table-cell office:value-type="float" office:value="11.0554">
            <text:p>11.0554</text:p>
          </table:table-cell>
          <table:table-cell office:value-type="float" office:value="11.4026">
            <text:p>11.4026</text:p>
          </table:table-cell>
        </table:table-row>
        <table:table-row table:style-name="ro2">
          <table:table-cell table:number-columns-repeated="2"/>
          <table:table-cell office:value-type="float" office:value="0.043">
            <text:p>0.043</text:p>
          </table:table-cell>
          <table:table-cell office:value-type="float" office:value="0.032">
            <text:p>0.032</text:p>
          </table:table-cell>
          <table:table-cell office:value-type="float" office:value="0.012">
            <text:p>0.012</text:p>
          </table:table-cell>
          <table:table-cell office:value-type="float" office:value="0.019">
            <text:p>0.01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0.043">
            <text:p>0.043</text:p>
          </table:table-cell>
          <table:table-cell office:value-type="float" office:value="0.032">
            <text:p>0.032</text:p>
          </table:table-cell>
          <table:table-cell office:value-type="float" office:value="0.013">
            <text:p>0.013</text:p>
          </table:table-cell>
          <table:table-cell office:value-type="float" office:value="0.019">
            <text:p>0.01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0.043">
            <text:p>0.043</text:p>
          </table:table-cell>
          <table:table-cell office:value-type="float" office:value="0.032">
            <text:p>0.032</text:p>
          </table:table-cell>
          <table:table-cell office:value-type="float" office:value="0.012">
            <text:p>0.012</text:p>
          </table:table-cell>
          <table:table-cell office:value-type="float" office:value="0.019">
            <text:p>0.019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Average</text:p>
          </table:table-cell>
          <table:table-cell office:value-type="float" office:value="0.043">
            <text:p>0.043</text:p>
          </table:table-cell>
          <table:table-cell office:value-type="float" office:value="0.0324">
            <text:p>0.0324</text:p>
          </table:table-cell>
          <table:table-cell office:value-type="float" office:value="0.0122">
            <text:p>0.0122</text:p>
          </table:table-cell>
          <table:table-cell office:value-type="float" office:value="0.0193">
            <text:p>0.0193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2000 x <text:s/>16</text:p>
          </table:table-cell>
          <table:table-cell office:value-type="string">
            <text:p>CUDA Matrix Multiply</text:p>
          </table:table-cell>
          <table:table-cell office:value-type="string">
            <text:p>OpenCL Matrix Multiply</text:p>
          </table:table-cell>
          <table:table-cell office:value-type="string">
            <text:p>CUDA Shared Memory</text:p>
          </table:table-cell>
          <table:table-cell office:value-type="string">
            <text:p>OpenCL Shared Memory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esla</text:p>
          </table:table-cell>
          <table:table-cell office:value-type="float" office:value="0.263">
            <text:p>0.263</text:p>
          </table:table-cell>
          <table:table-cell office:value-type="float" office:value="0.197">
            <text:p>0.197</text:p>
          </table:table-cell>
          <table:table-cell office:value-type="float" office:value="0.088">
            <text:p>0.088</text:p>
          </table:table-cell>
          <table:table-cell office:value-type="float" office:value="0.112">
            <text:p>0.11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0.263">
            <text:p>0.263</text:p>
          </table:table-cell>
          <table:table-cell office:value-type="float" office:value="0.199">
            <text:p>0.199</text:p>
          </table:table-cell>
          <table:table-cell office:value-type="float" office:value="0.089">
            <text:p>0.089</text:p>
          </table:table-cell>
          <table:table-cell office:value-type="float" office:value="0.113">
            <text:p>0.113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0.264">
            <text:p>0.264</text:p>
          </table:table-cell>
          <table:table-cell office:value-type="float" office:value="0.201">
            <text:p>0.201</text:p>
          </table:table-cell>
          <table:table-cell office:value-type="float" office:value="0.088">
            <text:p>0.088</text:p>
          </table:table-cell>
          <table:table-cell office:value-type="float" office:value="0.111">
            <text:p>0.111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0.264">
            <text:p>0.264</text:p>
          </table:table-cell>
          <table:table-cell office:value-type="float" office:value="0.199">
            <text:p>0.199</text:p>
          </table:table-cell>
          <table:table-cell office:value-type="float" office:value="0.089">
            <text:p>0.089</text:p>
          </table:table-cell>
          <table:table-cell office:value-type="float" office:value="0.111">
            <text:p>0.111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0.264">
            <text:p>0.264</text:p>
          </table:table-cell>
          <table:table-cell office:value-type="float" office:value="0.199">
            <text:p>0.199</text:p>
          </table:table-cell>
          <table:table-cell office:value-type="float" office:value="0.089">
            <text:p>0.089</text:p>
          </table:table-cell>
          <table:table-cell office:value-type="float" office:value="0.111">
            <text:p>0.111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0.264">
            <text:p>0.264</text:p>
          </table:table-cell>
          <table:table-cell office:value-type="float" office:value="0.201">
            <text:p>0.201</text:p>
          </table:table-cell>
          <table:table-cell office:value-type="float" office:value="0.088">
            <text:p>0.088</text:p>
          </table:table-cell>
          <table:table-cell office:value-type="float" office:value="0.114">
            <text:p>0.114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0.263">
            <text:p>0.263</text:p>
          </table:table-cell>
          <table:table-cell office:value-type="float" office:value="0.199">
            <text:p>0.199</text:p>
          </table:table-cell>
          <table:table-cell office:value-type="float" office:value="0.088">
            <text:p>0.088</text:p>
          </table:table-cell>
          <table:table-cell office:value-type="float" office:value="0.112">
            <text:p>0.11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0.263">
            <text:p>0.263</text:p>
          </table:table-cell>
          <table:table-cell office:value-type="float" office:value="0.2">
            <text:p>0.2</text:p>
          </table:table-cell>
          <table:table-cell office:value-type="float" office:value="0.089">
            <text:p>0.089</text:p>
          </table:table-cell>
          <table:table-cell office:value-type="float" office:value="0.112">
            <text:p>0.11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0.263">
            <text:p>0.263</text:p>
          </table:table-cell>
          <table:table-cell office:value-type="float" office:value="0.199">
            <text:p>0.199</text:p>
          </table:table-cell>
          <table:table-cell office:value-type="float" office:value="0.089">
            <text:p>0.089</text:p>
          </table:table-cell>
          <table:table-cell office:value-type="float" office:value="0.112">
            <text:p>0.11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0.263">
            <text:p>0.263</text:p>
          </table:table-cell>
          <table:table-cell office:value-type="float" office:value="0.197">
            <text:p>0.197</text:p>
          </table:table-cell>
          <table:table-cell office:value-type="float" office:value="0.088">
            <text:p>0.088</text:p>
          </table:table-cell>
          <table:table-cell office:value-type="float" office:value="0.111">
            <text:p>0.11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Average</text:p>
          </table:table-cell>
          <table:table-cell table:formula="of:=AVERAGE([.C15:.C24])" office:value-type="float" office:value="0.2634">
            <text:p>0.2634</text:p>
          </table:table-cell>
          <table:table-cell table:formula="of:=AVERAGE([.D15:.D24])" office:value-type="float" office:value="0.1991">
            <text:p>0.1991</text:p>
          </table:table-cell>
          <table:table-cell table:formula="of:=AVERAGE([.E15:.E24])" office:value-type="float" office:value="0.0885">
            <text:p>0.0885</text:p>
          </table:table-cell>
          <table:table-cell table:formula="of:=AVERAGE([.F15:.F24])" office:value-type="float" office:value="0.1119">
            <text:p>0.1119</text:p>
          </table:table-cell>
          <table:table-cell table:number-columns-repeated="7"/>
        </table:table-row>
        <table:table-row table:style-name="ro2" table:number-rows-repeated="2">
          <table:table-cell table:number-columns-repeated="13"/>
        </table:table-row>
        <table:table-row table:style-name="ro2">
          <table:table-cell/>
          <table:table-cell office:value-type="string">
            <text:p>3000 x 16</text:p>
          </table:table-cell>
          <table:table-cell office:value-type="string">
            <text:p>CUDA Matrix Multiply</text:p>
          </table:table-cell>
          <table:table-cell office:value-type="string">
            <text:p>OpenCL Matrix Multiply</text:p>
          </table:table-cell>
          <table:table-cell office:value-type="string">
            <text:p>CUDA Shared Memory</text:p>
          </table:table-cell>
          <table:table-cell office:value-type="string">
            <text:p>OpenCL Shared Memory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esla</text:p>
          </table:table-cell>
          <table:table-cell office:value-type="float" office:value="1.147">
            <text:p>1.147</text:p>
          </table:table-cell>
          <table:table-cell office:value-type="float" office:value="0.953">
            <text:p>0.953</text:p>
          </table:table-cell>
          <table:table-cell office:value-type="float" office:value="0.319">
            <text:p>0.319</text:p>
          </table:table-cell>
          <table:table-cell office:value-type="float" office:value="0.365">
            <text:p>0.36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.146">
            <text:p>1.146</text:p>
          </table:table-cell>
          <table:table-cell office:value-type="float" office:value="0.955">
            <text:p>0.955</text:p>
          </table:table-cell>
          <table:table-cell office:value-type="float" office:value="0.32">
            <text:p>0.32</text:p>
          </table:table-cell>
          <table:table-cell office:value-type="float" office:value="0.36">
            <text:p>0.3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.147">
            <text:p>1.147</text:p>
          </table:table-cell>
          <table:table-cell office:value-type="float" office:value="0.951">
            <text:p>0.951</text:p>
          </table:table-cell>
          <table:table-cell office:value-type="float" office:value="0.32">
            <text:p>0.32</text:p>
          </table:table-cell>
          <table:table-cell office:value-type="float" office:value="0.358">
            <text:p>0.35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.149">
            <text:p>1.149</text:p>
          </table:table-cell>
          <table:table-cell office:value-type="float" office:value="0.951">
            <text:p>0.951</text:p>
          </table:table-cell>
          <table:table-cell office:value-type="float" office:value="0.319">
            <text:p>0.319</text:p>
          </table:table-cell>
          <table:table-cell office:value-type="float" office:value="0.358">
            <text:p>0.35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.146">
            <text:p>1.146</text:p>
          </table:table-cell>
          <table:table-cell office:value-type="float" office:value="0.949">
            <text:p>0.949</text:p>
          </table:table-cell>
          <table:table-cell office:value-type="float" office:value="0.319">
            <text:p>0.319</text:p>
          </table:table-cell>
          <table:table-cell office:value-type="float" office:value="0.359">
            <text:p>0.35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.147">
            <text:p>1.147</text:p>
          </table:table-cell>
          <table:table-cell office:value-type="float" office:value="0.955">
            <text:p>0.955</text:p>
          </table:table-cell>
          <table:table-cell office:value-type="float" office:value="0.32">
            <text:p>0.32</text:p>
          </table:table-cell>
          <table:table-cell office:value-type="float" office:value="0.358">
            <text:p>0.35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.148">
            <text:p>1.148</text:p>
          </table:table-cell>
          <table:table-cell office:value-type="float" office:value="0.954">
            <text:p>0.954</text:p>
          </table:table-cell>
          <table:table-cell office:value-type="float" office:value="0.32">
            <text:p>0.32</text:p>
          </table:table-cell>
          <table:table-cell office:value-type="float" office:value="0.357">
            <text:p>0.357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.15">
            <text:p>1.15</text:p>
          </table:table-cell>
          <table:table-cell office:value-type="float" office:value="0.958">
            <text:p>0.958</text:p>
          </table:table-cell>
          <table:table-cell office:value-type="float" office:value="0.32">
            <text:p>0.32</text:p>
          </table:table-cell>
          <table:table-cell office:value-type="float" office:value="0.357">
            <text:p>0.357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.15">
            <text:p>1.15</text:p>
          </table:table-cell>
          <table:table-cell office:value-type="float" office:value="0.965">
            <text:p>0.965</text:p>
          </table:table-cell>
          <table:table-cell office:value-type="float" office:value="0.319">
            <text:p>0.319</text:p>
          </table:table-cell>
          <table:table-cell office:value-type="float" office:value="0.359">
            <text:p>0.35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.148">
            <text:p>1.148</text:p>
          </table:table-cell>
          <table:table-cell office:value-type="float" office:value="0.951">
            <text:p>0.951</text:p>
          </table:table-cell>
          <table:table-cell office:value-type="float" office:value="0.319">
            <text:p>0.319</text:p>
          </table:table-cell>
          <table:table-cell office:value-type="float" office:value="0.37">
            <text:p>0.37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Average</text:p>
          </table:table-cell>
          <table:table-cell table:formula="of:=AVERAGE([.C29:.C38])" office:value-type="float" office:value="1.1478">
            <text:p>1.1478</text:p>
          </table:table-cell>
          <table:table-cell table:formula="of:=AVERAGE([.D29:.D38])" office:value-type="float" office:value="0.9542">
            <text:p>0.9542</text:p>
          </table:table-cell>
          <table:table-cell table:formula="of:=AVERAGE([.E29:.E38])" office:value-type="float" office:value="0.3195">
            <text:p>0.3195</text:p>
          </table:table-cell>
          <table:table-cell table:formula="of:=AVERAGE([.F29:.F38])" office:value-type="float" office:value="0.3601">
            <text:p>0.3601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4000 x 16</text:p>
          </table:table-cell>
          <table:table-cell office:value-type="string">
            <text:p>CUDA Matrix Multiply</text:p>
          </table:table-cell>
          <table:table-cell office:value-type="string">
            <text:p>OpenCL Matrix Multiply</text:p>
          </table:table-cell>
          <table:table-cell office:value-type="string">
            <text:p>CUDA Shared Memory</text:p>
          </table:table-cell>
          <table:table-cell office:value-type="string">
            <text:p>OpenCL Shared Memory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esla</text:p>
          </table:table-cell>
          <table:table-cell office:value-type="float" office:value="2.108">
            <text:p>2.108</text:p>
          </table:table-cell>
          <table:table-cell office:value-type="float" office:value="1.836">
            <text:p>1.836</text:p>
          </table:table-cell>
          <table:table-cell office:value-type="float" office:value="0.707">
            <text:p>0.707</text:p>
          </table:table-cell>
          <table:table-cell office:value-type="float" office:value="0.777">
            <text:p>0.777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2.108">
            <text:p>2.108</text:p>
          </table:table-cell>
          <table:table-cell office:value-type="float" office:value="1.838">
            <text:p>1.838</text:p>
          </table:table-cell>
          <table:table-cell office:value-type="float" office:value="0.707">
            <text:p>0.707</text:p>
          </table:table-cell>
          <table:table-cell office:value-type="float" office:value="0.786">
            <text:p>0.78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2.108">
            <text:p>2.108</text:p>
          </table:table-cell>
          <table:table-cell office:value-type="float" office:value="1.822">
            <text:p>1.822</text:p>
          </table:table-cell>
          <table:table-cell office:value-type="float" office:value="0.706">
            <text:p>0.706</text:p>
          </table:table-cell>
          <table:table-cell office:value-type="float" office:value="0.786">
            <text:p>0.78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2.106">
            <text:p>2.106</text:p>
          </table:table-cell>
          <table:table-cell office:value-type="float" office:value="1.831">
            <text:p>1.831</text:p>
          </table:table-cell>
          <table:table-cell office:value-type="float" office:value="0.707">
            <text:p>0.707</text:p>
          </table:table-cell>
          <table:table-cell office:value-type="float" office:value="0.786">
            <text:p>0.78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2.108">
            <text:p>2.108</text:p>
          </table:table-cell>
          <table:table-cell office:value-type="float" office:value="1.844">
            <text:p>1.844</text:p>
          </table:table-cell>
          <table:table-cell office:value-type="float" office:value="0.707">
            <text:p>0.707</text:p>
          </table:table-cell>
          <table:table-cell office:value-type="float" office:value="0.782">
            <text:p>0.78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2.106">
            <text:p>2.106</text:p>
          </table:table-cell>
          <table:table-cell office:value-type="float" office:value="1.832">
            <text:p>1.832</text:p>
          </table:table-cell>
          <table:table-cell office:value-type="float" office:value="0.707">
            <text:p>0.707</text:p>
          </table:table-cell>
          <table:table-cell office:value-type="float" office:value="0.793">
            <text:p>0.793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2.109">
            <text:p>2.109</text:p>
          </table:table-cell>
          <table:table-cell office:value-type="float" office:value="1.827">
            <text:p>1.827</text:p>
          </table:table-cell>
          <table:table-cell office:value-type="float" office:value="0.707">
            <text:p>0.707</text:p>
          </table:table-cell>
          <table:table-cell office:value-type="float" office:value="0.785">
            <text:p>0.78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2.106">
            <text:p>2.106</text:p>
          </table:table-cell>
          <table:table-cell office:value-type="float" office:value="1.831">
            <text:p>1.831</text:p>
          </table:table-cell>
          <table:table-cell office:value-type="float" office:value="0.706">
            <text:p>0.706</text:p>
          </table:table-cell>
          <table:table-cell office:value-type="float" office:value="0.79">
            <text:p>0.7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2.108">
            <text:p>2.108</text:p>
          </table:table-cell>
          <table:table-cell office:value-type="float" office:value="1.845">
            <text:p>1.845</text:p>
          </table:table-cell>
          <table:table-cell office:value-type="float" office:value="0.706">
            <text:p>0.706</text:p>
          </table:table-cell>
          <table:table-cell office:value-type="float" office:value="0.79">
            <text:p>0.7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2.108">
            <text:p>2.108</text:p>
          </table:table-cell>
          <table:table-cell office:value-type="float" office:value="1.83">
            <text:p>1.83</text:p>
          </table:table-cell>
          <table:table-cell office:value-type="float" office:value="0.707">
            <text:p>0.707</text:p>
          </table:table-cell>
          <table:table-cell office:value-type="float" office:value="0.781">
            <text:p>0.78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Average</text:p>
          </table:table-cell>
          <table:table-cell table:formula="of:=AVERAGE([.C42:.C51])" office:value-type="float" office:value="2.1075">
            <text:p>2.1075</text:p>
          </table:table-cell>
          <table:table-cell table:formula="of:=AVERAGE([.D42:.D51])" office:value-type="float" office:value="1.8336">
            <text:p>1.8336</text:p>
          </table:table-cell>
          <table:table-cell table:formula="of:=AVERAGE([.E42:.E51])" office:value-type="float" office:value="0.7067">
            <text:p>0.7067</text:p>
          </table:table-cell>
          <table:table-cell table:formula="of:=AVERAGE([.F42:.F51])" office:value-type="float" office:value="0.7856">
            <text:p>0.7856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6000 x 16</text:p>
          </table:table-cell>
          <table:table-cell office:value-type="string">
            <text:p>CUDA Matrix Multiply</text:p>
          </table:table-cell>
          <table:table-cell office:value-type="string">
            <text:p>OpenCL Matrix Multiply</text:p>
          </table:table-cell>
          <table:table-cell office:value-type="string">
            <text:p>CUDA Shared Memory</text:p>
          </table:table-cell>
          <table:table-cell office:value-type="string">
            <text:p>OpenCL Shared Memory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esla</text:p>
          </table:table-cell>
          <table:table-cell office:value-type="float" office:value="7.147">
            <text:p>7.147</text:p>
          </table:table-cell>
          <table:table-cell office:value-type="float" office:value="7.429">
            <text:p>7.429</text:p>
          </table:table-cell>
          <table:table-cell office:value-type="float" office:value="2.383">
            <text:p>2.383</text:p>
          </table:table-cell>
          <table:table-cell office:value-type="float" office:value="2.527">
            <text:p>2.527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7.156">
            <text:p>7.156</text:p>
          </table:table-cell>
          <table:table-cell office:value-type="float" office:value="7.387">
            <text:p>7.387</text:p>
          </table:table-cell>
          <table:table-cell office:value-type="float" office:value="2.383">
            <text:p>2.383</text:p>
          </table:table-cell>
          <table:table-cell office:value-type="float" office:value="2.545">
            <text:p>2.54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7.158">
            <text:p>7.158</text:p>
          </table:table-cell>
          <table:table-cell office:value-type="float" office:value="7.387">
            <text:p>7.387</text:p>
          </table:table-cell>
          <table:table-cell office:value-type="float" office:value="2.383">
            <text:p>2.383</text:p>
          </table:table-cell>
          <table:table-cell office:value-type="float" office:value="2.53">
            <text:p>2.53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7.154">
            <text:p>7.154</text:p>
          </table:table-cell>
          <table:table-cell office:value-type="float" office:value="7.403">
            <text:p>7.403</text:p>
          </table:table-cell>
          <table:table-cell office:value-type="float" office:value="2.383">
            <text:p>2.383</text:p>
          </table:table-cell>
          <table:table-cell office:value-type="float" office:value="2.545">
            <text:p>2.54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7.156">
            <text:p>7.156</text:p>
          </table:table-cell>
          <table:table-cell office:value-type="float" office:value="7.41">
            <text:p>7.41</text:p>
          </table:table-cell>
          <table:table-cell office:value-type="float" office:value="2.383">
            <text:p>2.383</text:p>
          </table:table-cell>
          <table:table-cell office:value-type="float" office:value="2.546">
            <text:p>2.54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7.156">
            <text:p>7.156</text:p>
          </table:table-cell>
          <table:table-cell office:value-type="float" office:value="7.398">
            <text:p>7.398</text:p>
          </table:table-cell>
          <table:table-cell office:value-type="float" office:value="2.383">
            <text:p>2.383</text:p>
          </table:table-cell>
          <table:table-cell office:value-type="float" office:value="2.543">
            <text:p>2.543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7.154">
            <text:p>7.154</text:p>
          </table:table-cell>
          <table:table-cell office:value-type="float" office:value="7.42">
            <text:p>7.42</text:p>
          </table:table-cell>
          <table:table-cell office:value-type="float" office:value="2.383">
            <text:p>2.383</text:p>
          </table:table-cell>
          <table:table-cell office:value-type="float" office:value="2.534">
            <text:p>2.534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7.15">
            <text:p>7.15</text:p>
          </table:table-cell>
          <table:table-cell office:value-type="float" office:value="7.423">
            <text:p>7.423</text:p>
          </table:table-cell>
          <table:table-cell office:value-type="float" office:value="2.383">
            <text:p>2.383</text:p>
          </table:table-cell>
          <table:table-cell office:value-type="float" office:value="2.542">
            <text:p>2.54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7.148">
            <text:p>7.148</text:p>
          </table:table-cell>
          <table:table-cell office:value-type="float" office:value="7.393">
            <text:p>7.393</text:p>
          </table:table-cell>
          <table:table-cell office:value-type="float" office:value="2.383">
            <text:p>2.383</text:p>
          </table:table-cell>
          <table:table-cell office:value-type="float" office:value="2.538">
            <text:p>2.53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7.148">
            <text:p>7.148</text:p>
          </table:table-cell>
          <table:table-cell office:value-type="float" office:value="7.396">
            <text:p>7.396</text:p>
          </table:table-cell>
          <table:table-cell office:value-type="float" office:value="2.383">
            <text:p>2.383</text:p>
          </table:table-cell>
          <table:table-cell office:value-type="float" office:value="2.529">
            <text:p>2.529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Average</text:p>
          </table:table-cell>
          <table:table-cell table:formula="of:=AVERAGE([.C55:.C64])" office:value-type="float" office:value="7.1527">
            <text:p>7.1527</text:p>
          </table:table-cell>
          <table:table-cell table:formula="of:=AVERAGE([.D55:.D64])" office:value-type="float" office:value="7.4046">
            <text:p>7.4046</text:p>
          </table:table-cell>
          <table:table-cell table:formula="of:=AVERAGE([.E55:.E64])" office:value-type="float" office:value="2.383">
            <text:p>2.383</text:p>
          </table:table-cell>
          <table:table-cell table:formula="of:=AVERAGE([.F55:.F64])" office:value-type="float" office:value="2.5379">
            <text:p>2.5379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8000 x 16</text:p>
          </table:table-cell>
          <table:table-cell office:value-type="string">
            <text:p>CUDA Matrix Multiply</text:p>
          </table:table-cell>
          <table:table-cell office:value-type="string">
            <text:p>OpenCL Matrix Multiply</text:p>
          </table:table-cell>
          <table:table-cell office:value-type="string">
            <text:p>CUDA Shared Memory</text:p>
          </table:table-cell>
          <table:table-cell office:value-type="string">
            <text:p>OpenCL Shared Memory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esla</text:p>
          </table:table-cell>
          <table:table-cell office:value-type="float" office:value="17.256001">
            <text:p>17.256001</text:p>
          </table:table-cell>
          <table:table-cell office:value-type="float" office:value="20.624001">
            <text:p>20.624001</text:p>
          </table:table-cell>
          <table:table-cell office:value-type="float" office:value="5.669">
            <text:p>5.669</text:p>
          </table:table-cell>
          <table:table-cell office:value-type="float" office:value="5.916">
            <text:p>5.91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7.259001">
            <text:p>17.259001</text:p>
          </table:table-cell>
          <table:table-cell office:value-type="float" office:value="20.632">
            <text:p>20.632</text:p>
          </table:table-cell>
          <table:table-cell office:value-type="float" office:value="5.669">
            <text:p>5.669</text:p>
          </table:table-cell>
          <table:table-cell office:value-type="float" office:value="5.939">
            <text:p>5.93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7.26">
            <text:p>17.26</text:p>
          </table:table-cell>
          <table:table-cell office:value-type="float" office:value="20.617001">
            <text:p>20.617001</text:p>
          </table:table-cell>
          <table:table-cell office:value-type="float" office:value="5.668">
            <text:p>5.668</text:p>
          </table:table-cell>
          <table:table-cell office:value-type="float" office:value="5.953">
            <text:p>5.953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7.26">
            <text:p>17.26</text:p>
          </table:table-cell>
          <table:table-cell office:value-type="float" office:value="20.636999">
            <text:p>20.636999</text:p>
          </table:table-cell>
          <table:table-cell office:value-type="float" office:value="5.669">
            <text:p>5.669</text:p>
          </table:table-cell>
          <table:table-cell office:value-type="float" office:value="5.939">
            <text:p>5.93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7.259001">
            <text:p>17.259001</text:p>
          </table:table-cell>
          <table:table-cell office:value-type="float" office:value="20.65">
            <text:p>20.65</text:p>
          </table:table-cell>
          <table:table-cell office:value-type="float" office:value="5.669">
            <text:p>5.669</text:p>
          </table:table-cell>
          <table:table-cell office:value-type="float" office:value="5.91">
            <text:p>5.91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7.261999">
            <text:p>17.261999</text:p>
          </table:table-cell>
          <table:table-cell office:value-type="float" office:value="20.666">
            <text:p>20.666</text:p>
          </table:table-cell>
          <table:table-cell office:value-type="float" office:value="5.669">
            <text:p>5.669</text:p>
          </table:table-cell>
          <table:table-cell office:value-type="float" office:value="5.939">
            <text:p>5.93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7.261">
            <text:p>17.261</text:p>
          </table:table-cell>
          <table:table-cell office:value-type="float" office:value="20.663">
            <text:p>20.663</text:p>
          </table:table-cell>
          <table:table-cell office:value-type="float" office:value="5.668">
            <text:p>5.668</text:p>
          </table:table-cell>
          <table:table-cell office:value-type="float" office:value="5.928">
            <text:p>5.92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7.259001">
            <text:p>17.259001</text:p>
          </table:table-cell>
          <table:table-cell office:value-type="float" office:value="20.655001">
            <text:p>20.655001</text:p>
          </table:table-cell>
          <table:table-cell office:value-type="float" office:value="5.668">
            <text:p>5.668</text:p>
          </table:table-cell>
          <table:table-cell office:value-type="float" office:value="5.934">
            <text:p>5.934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7.254">
            <text:p>17.254</text:p>
          </table:table-cell>
          <table:table-cell office:value-type="float" office:value="20.676001">
            <text:p>20.676001</text:p>
          </table:table-cell>
          <table:table-cell office:value-type="float" office:value="5.669">
            <text:p>5.669</text:p>
          </table:table-cell>
          <table:table-cell office:value-type="float" office:value="5.91">
            <text:p>5.91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7.264">
            <text:p>17.264</text:p>
          </table:table-cell>
          <table:table-cell office:value-type="float" office:value="20.607">
            <text:p>20.607</text:p>
          </table:table-cell>
          <table:table-cell office:value-type="float" office:value="5.668">
            <text:p>5.668</text:p>
          </table:table-cell>
          <table:table-cell office:value-type="float" office:value="5.952">
            <text:p>5.952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Average</text:p>
          </table:table-cell>
          <table:table-cell table:formula="of:=AVERAGE([.C68:.C77])" office:value-type="float" office:value="17.2594003">
            <text:p>17.2594003</text:p>
          </table:table-cell>
          <table:table-cell table:formula="of:=AVERAGE([.D68:.D77])" office:value-type="float" office:value="20.6427003">
            <text:p>20.6427003</text:p>
          </table:table-cell>
          <table:table-cell table:formula="of:=AVERAGE([.E68:.E77])" office:value-type="float" office:value="5.6686">
            <text:p>5.6686</text:p>
          </table:table-cell>
          <table:table-cell table:formula="of:=AVERAGE([.F68:.F77])" office:value-type="float" office:value="5.932">
            <text:p>5.932</text:p>
          </table:table-cell>
          <table:table-cell table:number-columns-repeated="7"/>
        </table:table-row>
        <table:table-row table:style-name="ro2" table:number-rows-repeated="2">
          <table:table-cell table:number-columns-repeated="13"/>
        </table:table-row>
        <table:table-row table:style-name="ro1">
          <table:table-cell/>
          <table:table-cell office:value-type="string">
            <text:p>10000 x 16</text:p>
          </table:table-cell>
          <table:table-cell office:value-type="string">
            <text:p>CUDA Matrix Multiply</text:p>
          </table:table-cell>
          <table:table-cell office:value-type="string">
            <text:p>OpenCL Matrix Multiply</text:p>
          </table:table-cell>
          <table:table-cell office:value-type="string">
            <text:p>CUDA Shared Memory</text:p>
          </table:table-cell>
          <table:table-cell office:value-type="string">
            <text:p>OpenCL Shared Memory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esla</text:p>
          </table:table-cell>
          <table:table-cell office:value-type="float" office:value="33.52">
            <text:p>33.52</text:p>
          </table:table-cell>
          <table:table-cell office:value-type="float" office:value="41.446999">
            <text:p>41.446999</text:p>
          </table:table-cell>
          <table:table-cell office:value-type="float" office:value="11.055">
            <text:p>11.055</text:p>
          </table:table-cell>
          <table:table-cell office:value-type="float" office:value="11.387">
            <text:p>11.387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33.530998">
            <text:p>33.530998</text:p>
          </table:table-cell>
          <table:table-cell office:value-type="float" office:value="41.391998">
            <text:p>41.391998</text:p>
          </table:table-cell>
          <table:table-cell office:value-type="float" office:value="11.056">
            <text:p>11.056</text:p>
          </table:table-cell>
          <table:table-cell office:value-type="float" office:value="11.414">
            <text:p>11.414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33.518002">
            <text:p>33.518002</text:p>
          </table:table-cell>
          <table:table-cell office:value-type="float" office:value="41.459">
            <text:p>41.459</text:p>
          </table:table-cell>
          <table:table-cell office:value-type="float" office:value="11.055">
            <text:p>11.055</text:p>
          </table:table-cell>
          <table:table-cell office:value-type="float" office:value="11.41">
            <text:p>11.41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33.528">
            <text:p>33.528</text:p>
          </table:table-cell>
          <table:table-cell office:value-type="float" office:value="41.469002">
            <text:p>41.469002</text:p>
          </table:table-cell>
          <table:table-cell office:value-type="float" office:value="11.054">
            <text:p>11.054</text:p>
          </table:table-cell>
          <table:table-cell office:value-type="float" office:value="11.387">
            <text:p>11.387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33.493999">
            <text:p>33.493999</text:p>
          </table:table-cell>
          <table:table-cell office:value-type="float" office:value="41.441002">
            <text:p>41.441002</text:p>
          </table:table-cell>
          <table:table-cell office:value-type="float" office:value="11.055">
            <text:p>11.055</text:p>
          </table:table-cell>
          <table:table-cell office:value-type="float" office:value="11.414">
            <text:p>11.414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33.521">
            <text:p>33.521</text:p>
          </table:table-cell>
          <table:table-cell office:value-type="float" office:value="41.396">
            <text:p>41.396</text:p>
          </table:table-cell>
          <table:table-cell office:value-type="float" office:value="11.056">
            <text:p>11.056</text:p>
          </table:table-cell>
          <table:table-cell office:value-type="float" office:value="11.384">
            <text:p>11.384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33.499001">
            <text:p>33.499001</text:p>
          </table:table-cell>
          <table:table-cell office:value-type="float" office:value="41.472">
            <text:p>41.472</text:p>
          </table:table-cell>
          <table:table-cell office:value-type="float" office:value="11.055">
            <text:p>11.055</text:p>
          </table:table-cell>
          <table:table-cell office:value-type="float" office:value="11.384">
            <text:p>11.384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33.494999">
            <text:p>33.494999</text:p>
          </table:table-cell>
          <table:table-cell office:value-type="float" office:value="41.396999">
            <text:p>41.396999</text:p>
          </table:table-cell>
          <table:table-cell office:value-type="float" office:value="11.056">
            <text:p>11.056</text:p>
          </table:table-cell>
          <table:table-cell office:value-type="float" office:value="11.42">
            <text:p>11.4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33.490002">
            <text:p>33.490002</text:p>
          </table:table-cell>
          <table:table-cell office:value-type="float" office:value="41.395">
            <text:p>41.395</text:p>
          </table:table-cell>
          <table:table-cell office:value-type="float" office:value="11.057">
            <text:p>11.057</text:p>
          </table:table-cell>
          <table:table-cell office:value-type="float" office:value="11.39">
            <text:p>11.3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33.497002">
            <text:p>33.497002</text:p>
          </table:table-cell>
          <table:table-cell office:value-type="float" office:value="41.395">
            <text:p>41.395</text:p>
          </table:table-cell>
          <table:table-cell office:value-type="float" office:value="11.055">
            <text:p>11.055</text:p>
          </table:table-cell>
          <table:table-cell office:value-type="float" office:value="11.436">
            <text:p>11.436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Average</text:p>
          </table:table-cell>
          <table:table-cell table:formula="of:=AVERAGE([.C82:.C91])" office:value-type="float" office:value="33.5093003">
            <text:p>33.5093003</text:p>
          </table:table-cell>
          <table:table-cell table:formula="of:=AVERAGE([.D82:.D91])" office:value-type="float" office:value="41.4263">
            <text:p>41.4263</text:p>
          </table:table-cell>
          <table:table-cell table:formula="of:=AVERAGE([.E82:.E91])" office:value-type="float" office:value="11.0554">
            <text:p>11.0554</text:p>
          </table:table-cell>
          <table:table-cell table:formula="of:=AVERAGE([.F82:.F91])" office:value-type="float" office:value="11.4026">
            <text:p>11.4026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4">14/02/2014</text:date>, <text:time>17:25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ew Nunes</meta:initial-creator>
    <meta:creation-date>2014-02-10T20:21:16.85</meta:creation-date>
    <dc:date>2014-02-14T17:25:37.74</dc:date>
    <dc:creator>Matthew Nunes</dc:creator>
    <meta:editing-duration>P1DT5H56M39S</meta:editing-duration>
    <meta:editing-cycles>13</meta:editing-cycles>
    <meta:generator>OpenOffice/4.0.1$Win32 OpenOffice.org_project/401m5$Build-9714</meta:generator>
    <meta:document-statistic meta:table-count="3" meta:cell-count="39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fo:font-weight="bold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2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6.325cm" svg:height="15.569cm" xlink:href=".." xlink:type="simple" chart:class="chart:line" chart:style-name="ch1">
        <chart:title svg:x="13.325cm" svg:y="0.446cm" chart:style-name="ch2">
          <text:p>Matrix Multiplication Algorithm</text:p>
        </chart:title>
        <chart:legend svg:x="31.338cm" svg:y="5.936cm" style:legend-expansion="custom" chartooo:width="4.777cm" chartooo:height="3.506cm" style:legend-expansion-aspect-ratio="1.3625213918996" chart:style-name="ch3"/>
        <chart:plot-area chart:style-name="ch4" table:cell-range-address="Sheet1.I1:Sheet1.M8" chart:data-source-has-labels="both" svg:x="1.553cm" svg:y="1.541cm" svg:width="30.108cm" svg:height="13.2cm">
          <chartooo:coordinate-region svg:x="2.174cm" svg:y="1.753cm" svg:width="29.022cm" svg:height="12.315cm"/>
          <chart:axis chart:dimension="x" chart:name="primary-x" chart:style-name="ch5" chartooo:axis-type="auto">
            <chartooo:date-scale/>
            <chart:title svg:x="13.012cm" svg:y="14.88cm" chart:style-name="ch6">
              <text:p>Size of one dimension of the Matrix</text:p>
            </chart:title>
            <chart:categories table:cell-range-address="Sheet1.I2:Sheet1.I8"/>
          </chart:axis>
          <chart:axis chart:dimension="y" chart:name="primary-y" chart:style-name="ch5">
            <chart:title svg:x="0.07cm" svg:y="9.765cm" chart:style-name="ch7">
              <text:p>Time (seconds)</text:p>
            </chart:title>
            <chart:grid chart:style-name="ch8" chart:class="major"/>
          </chart:axis>
          <chart:series chart:style-name="ch9" chart:values-cell-range-address="Sheet1.J2:Sheet1.J8" chart:label-cell-address="Sheet1.J1:Sheet1.J1" chart:class="chart:line">
            <chart:data-point chart:repeated="7"/>
          </chart:series>
          <chart:series chart:style-name="ch10" chart:values-cell-range-address="Sheet1.K2:Sheet1.K8" chart:label-cell-address="Sheet1.K1:Sheet1.K1" chart:class="chart:line">
            <chart:data-point chart:repeated="7"/>
          </chart:series>
          <chart:series chart:style-name="ch11" chart:values-cell-range-address="Sheet1.L2:Sheet1.L8" chart:label-cell-address="Sheet1.L1:Sheet1.L1" chart:class="chart:line">
            <chart:data-point chart:repeated="7"/>
          </chart:series>
          <chart:series chart:style-name="ch12" chart:values-cell-range-address="Sheet1.M2:Sheet1.M8" chart:label-cell-address="Sheet1.M1:Sheet1.M1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DA Matrix Multiply</text:p>
                <draw:g>
                  <svg:desc>Sheet1.J1:Sheet1.J1</svg:desc>
                </draw:g>
              </table:table-cell>
              <table:table-cell office:value-type="string">
                <text:p>OpenCL Matrix Multiply</text:p>
                <draw:g>
                  <svg:desc>Sheet1.K1:Sheet1.K1</svg:desc>
                </draw:g>
              </table:table-cell>
              <table:table-cell office:value-type="string">
                <text:p>CUDA Shared Memory</text:p>
                <draw:g>
                  <svg:desc>Sheet1.L1:Sheet1.L1</svg:desc>
                </draw:g>
              </table:table-cell>
              <table:table-cell office:value-type="string">
                <text:p>OpenCL Shared Memory</text:p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I2:Sheet1.I8</svg:desc>
                </draw:g>
              </table:table-cell>
              <table:table-cell office:value-type="float" office:value="0.043">
                <text:p>0.043</text:p>
                <draw:g>
                  <svg:desc>Sheet1.J2:Sheet1.J8</svg:desc>
                </draw:g>
              </table:table-cell>
              <table:table-cell office:value-type="float" office:value="0.0324">
                <text:p>0.0324</text:p>
                <draw:g>
                  <svg:desc>Sheet1.K2:Sheet1.K8</svg:desc>
                </draw:g>
              </table:table-cell>
              <table:table-cell office:value-type="float" office:value="0.0122">
                <text:p>0.0122</text:p>
                <draw:g>
                  <svg:desc>Sheet1.L2:Sheet1.L8</svg:desc>
                </draw:g>
              </table:table-cell>
              <table:table-cell office:value-type="float" office:value="0.0193">
                <text:p>0.0193</text:p>
                <draw:g>
                  <svg:desc>Sheet1.M2:Sheet1.M8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2634">
                <text:p>0.2634</text:p>
              </table:table-cell>
              <table:table-cell office:value-type="float" office:value="0.1991">
                <text:p>0.1991</text:p>
              </table:table-cell>
              <table:table-cell office:value-type="float" office:value="0.0885">
                <text:p>0.0885</text:p>
              </table:table-cell>
              <table:table-cell office:value-type="float" office:value="0.1119">
                <text:p>0.1119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.1478">
                <text:p>1.1478</text:p>
              </table:table-cell>
              <table:table-cell office:value-type="float" office:value="0.9542">
                <text:p>0.9542</text:p>
              </table:table-cell>
              <table:table-cell office:value-type="float" office:value="0.3195">
                <text:p>0.3195</text:p>
              </table:table-cell>
              <table:table-cell office:value-type="float" office:value="0.3601">
                <text:p>0.3601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.1075">
                <text:p>2.1075</text:p>
              </table:table-cell>
              <table:table-cell office:value-type="float" office:value="1.8336">
                <text:p>1.8336</text:p>
              </table:table-cell>
              <table:table-cell office:value-type="float" office:value="0.7067">
                <text:p>0.7067</text:p>
              </table:table-cell>
              <table:table-cell office:value-type="float" office:value="0.7856">
                <text:p>0.7856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7.1527">
                <text:p>7.1527</text:p>
              </table:table-cell>
              <table:table-cell office:value-type="float" office:value="7.4046">
                <text:p>7.4046</text:p>
              </table:table-cell>
              <table:table-cell office:value-type="float" office:value="2.383">
                <text:p>2.383</text:p>
              </table:table-cell>
              <table:table-cell office:value-type="float" office:value="2.5379">
                <text:p>2.5379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7.2594003">
                <text:p>17.2594003</text:p>
              </table:table-cell>
              <table:table-cell office:value-type="float" office:value="20.6427003">
                <text:p>20.6427003</text:p>
              </table:table-cell>
              <table:table-cell office:value-type="float" office:value="5.6686">
                <text:p>5.6686</text:p>
              </table:table-cell>
              <table:table-cell office:value-type="float" office:value="5.932">
                <text:p>5.93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3.5093003">
                <text:p>33.5093003</text:p>
              </table:table-cell>
              <table:table-cell office:value-type="float" office:value="41.4263">
                <text:p>41.4263</text:p>
              </table:table-cell>
              <table:table-cell office:value-type="float" office:value="11.0554">
                <text:p>11.0554</text:p>
              </table:table-cell>
              <table:table-cell office:value-type="float" office:value="11.4026">
                <text:p>11.40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